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, Helvetica, sans-serif"/>
    <style:font-face style:name="Georgia" svg:font-family="Georgia, 'Bitstream Charter', 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>
      <style:text-properties style:font-name="Liberation Serif" fo:font-size="12pt" style:font-size-asian="12pt" style:font-size-complex="12pt"/>
    </style:style>
    <style:style style:name="P6" style:family="paragraph" style:parent-style-name="Text_20_body" style:list-style-name="L9">
      <style:text-properties style:font-name="Liberation Serif" fo:font-size="12pt" style:font-size-asian="12pt" style:font-size-complex="12pt"/>
    </style:style>
    <style:style style:name="P7" style:family="paragraph" style:parent-style-name="Text_20_body" style:list-style-name="L12">
      <style:text-properties style:font-name="Liberation Serif" fo:font-size="12pt" style:font-size-asian="12pt" style:font-size-complex="12pt"/>
    </style:style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 style:list-style-name="L11"/>
    <style:style style:name="P11" style:family="paragraph" style:parent-style-name="Text_20_body" style:list-style-name="L1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fo:font-weight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de proyecto</text:h>
      <text:h text:style-name="Heading_20_2" text:outline-level="2">Integrantes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Apellido y nombre</text:p>
          </table:table-cell>
          <table:table-cell table:style-name="Tabla1.B1" office:value-type="string">
            <text:p text:style-name="P1">Padron</text:p>
          </table:table-cell>
        </table:table-row>
        <table:table-row>
          <table:table-cell table:style-name="Tabla1.A2" office:value-type="string">
            <text:p text:style-name="P1">Castarataro, Pablo Daniel</text:p>
          </table:table-cell>
          <table:table-cell table:style-name="Tabla1.B2" office:value-type="string">
            <text:p text:style-name="P1">89683</text:p>
          </table:table-cell>
        </table:table-row>
        <table:table-row>
          <table:table-cell table:style-name="Tabla1.A2" office:value-type="string">
            <text:p text:style-name="P1">Gramajo, Gustavo</text:p>
          </table:table-cell>
          <table:table-cell table:style-name="Tabla1.B2" office:value-type="string">
            <text:p text:style-name="P1">88094</text:p>
          </table:table-cell>
        </table:table-row>
        <table:table-row>
          <table:table-cell table:style-name="Tabla1.A2" office:value-type="string">
            <text:p text:style-name="P1">Lopez, Edgardo</text:p>
          </table:table-cell>
          <table:table-cell table:style-name="Tabla1.B2" office:value-type="string">
            <text:p text:style-name="P1">86140</text:p>
          </table:table-cell>
        </table:table-row>
      </table:table>
      <text:p text:style-name="Text_20_body"/>
      <text:h text:style-name="Heading_20_2" text:outline-level="2">División de tareas</text:h>
      <text:p text:style-name="Text_20_body"/>
      <text:h text:style-name="Heading_20_2" text:outline-level="2">Evolución de proyecto</text:h>
      <text:p text:style-name="Text_20_body">INSERTAR AQUI EL CRONOGRAMA CUANDO ESTE TERMINADO</text:p>
      <text:h text:style-name="Heading_20_2" text:outline-level="2">Inconvenientes encontrados</text:h>
      <text:p text:style-name="Text_20_body">- ¿Que hacer con los archivos que generan los programas cgi?</text:p>
      <text:p text:style-name="Text_20_body">Inicialmente se planteo la posibilidad de hacer una tabla de hashing con los nombres de los archivos generados y ponerlos a disposicion del sistema para que cada instancia de ejecucion del cgi pueda accederlos.</text:p>
      <text:p text:style-name="Text_20_body">Finalmente se optò por un sistema de creacion y eliminacion de subcarpetas en arch-temp-cgi. Èste consiste en:</text:p>
      <text:list xml:id="list756981807" text:style-name="L1">
        <text:list-item>
          <text:p text:style-name="P2">Se crea una subcarpeta, de nombre X, donde X es el numero de cgi ejecutado en el sistema desde su inicio.</text:p>
        </text:list-item>
        <text:list-item>
          <text:p text:style-name="P2">El cgi tomara como ambito de trabajo el directorio de X, y creara y buscara recursos en esa ruta.</text:p>
        </text:list-item>
        <text:list-item>
          <text:p text:style-name="P2">Finalmente se eliminara la carpeta, luego de que el sistema obtenga el retorno del cgi.</text:p>
          <text:p text:style-name="P2"/>
        </text:list-item>
      </text:list>
      <text:p text:style-name="Text_20_body">- Reutilizacion de los puertos</text:p>
      <text:p text:style-name="Text_20_body">Encontramos problemas relativos al reinicio del servidor y a los puertos involucrados en este proceso.</text:p>
      <text:p text:style-name="Text_20_body"/>
      <text:p text:style-name="Text_20_body">- Cierre de sockets</text:p>
      <text:p text:style-name="Text_20_body"/>
      <text:p text:style-name="Text_20_body">- Parseo de argumentos en archivos php.</text:p>
      <text:p text:style-name="Text_20_body">Se soluciono imponiendo una manera especifica de manejar variables en los archivos php.</text:p>
      <text:p text:style-name="Text_20_body">Veamos un ejemplo (se resalta en cursiva la manera de manejar las variables):</text:p>
      <text:p text:style-name="Text_20_body"/>
      <text:p text:style-name="Text_20_body">&lt;html&gt;</text:p>
      <text:p text:style-name="Text_20_body"><text:soft-page-break/>&lt;body&gt;</text:p>
      <text:p text:style-name="Text_20_body">&lt;form action="pr.cgi" method="post" enctype="multipart/form-data"&gt;&lt;br&gt;</text:p>
      <text:p text:style-name="Text_20_body">&lt;?php</text:p>
      <text:p text:style-name="P4">$shortopts <text:s/>= "";</text:p>
      <text:p text:style-name="P4">$longopts <text:s/>= array(</text:p>
      <text:p text:style-name="P4"><text:s text:c="4"/>"cantArchivos:", <text:s text:c="4"/>// Valor obligatorio - invocar desde consola asi: php test.php --cantArchivos 2</text:p>
      <text:p text:style-name="P4">);</text:p>
      <text:p text:style-name="P4">$options = getopt($shortopts, $longopts);</text:p>
      <text:p text:style-name="Text_20_body">for ($i=1; $i&lt;=<text:span text:style-name="T1">$options["cantArchivos"]</text:span>; $i++)</text:p>
      <text:p text:style-name="Text_20_body"><text:s text:c="2"/>{ <text:s text:c="3"/></text:p>
      <text:p text:style-name="Text_20_body"><text:s text:c="4"/>echo "&lt;form method=\"post\" enctype=\"multipart/form-data\"&gt;&lt;br&gt;\n";</text:p>
      <text:p text:style-name="Text_20_body"><text:s text:c="4"/>echo "&lt;label for=\"file\"]&gt;Archivo &lt;/label&gt;\n";</text:p>
      <text:p text:style-name="Text_20_body"><text:s text:c="4"/>echo $i;</text:p>
      <text:p text:style-name="Text_20_body"><text:s text:c="4"/>echo "&lt;input type=file size=60 name=\"file\"&gt;&lt;br&gt;\n";</text:p>
      <text:p text:style-name="Text_20_body"><text:s text:c="2"/>}</text:p>
      <text:p text:style-name="Text_20_body">?&gt;</text:p>
      <text:p text:style-name="Text_20_body">&lt;input type=submit value="&gt;&gt;"&gt;&lt;br&gt;</text:p>
      <text:p text:style-name="Text_20_body">&lt;/form&gt;&lt;br&gt;</text:p>
      <text:p text:style-name="Text_20_body">&lt;/body&gt;</text:p>
      <text:p text:style-name="Text_20_body">&lt;/html&gt; </text:p>
      <text:p text:style-name="Text_20_body"/>
      <text:p text:style-name="Text_20_body">Adicionalmente, la variable de entorno URI_PARA_PARSER_PHP_ALTERNATIVO contiene el uri del recurso, la cual podria ser usada para parsear el archivo de otra forma.</text:p>
      <text:p text:style-name="Text_20_body"/>
      <text:p text:style-name="Text_20_body"/>
      <text:list xml:id="list981304874" text:continue-numbering="true" text:style-name="L1">
        <text:list-header>
          <text:p text:style-name="P2"/>
        </text:list-header>
      </text:list>
      <text:list xml:id="list2133708062" text:style-name="L2">
        <text:list-header>
          <text:p text:style-name="P3"/>
        </text:list-header>
      </text:list>
      <text:h text:style-name="Heading_20_2" text:outline-level="2">Análisis de puntos pendientes</text:h>
      <text:p text:style-name="Text_20_body"/>
      <text:h text:style-name="Heading_20_2" text:outline-level="2">Herramientas</text:h>
      <text:p text:style-name="Text_20_body">Eclipse IDE</text:p>
      <text:p text:style-name="Text_20_body">Cmake-gui/Cmake</text:p>
      <text:p text:style-name="Text_20_body">Valgrind</text:p>
      <text:p text:style-name="Text_20_body">Svn Google Code</text:p>
      <text:p text:style-name="Text_20_body">RapidSVN</text:p>
      <text:p text:style-name="Text_20_body"><text:soft-page-break/>Doxygen</text:p>
      <text:p text:style-name="Text_20_body">Glade</text:p>
      <text:h text:style-name="Heading_20_2" text:outline-level="2">Conclusiones</text:h>
      <text:p text:style-name="Text_20_body">Luego de varias semanas de incesante esfuerzo, trabajo coordinado en equipo e investigacion, creemos firmemente que hemos cumplido con creces todos los objetivos que nos impusimos.</text:p>
      <text:p text:style-name="Text_20_body">El feedback semanal de nuestros ayudantes nos ayudo a no salirnos del camino, a despejar dudas y a abrir nuestras mentes a nuevas ideas.</text:p>
      <text:p text:style-name="Text_20_body">Queremos agradecerles especialmente a nuestras familias por todo el apoyo y la comprension que nos brindaron. Hemos estado tan ausentes y abstraidos en este ,a veces intrincado, proyecto, pero aun asi, ellos estuvieron ahi para nosotros. A ellos va dedicado Mapache 1.0.</text:p>
      <text:h text:style-name="Heading_20_1" text:outline-level="1">Documentación técnica</text:h>
      <text:h text:style-name="Heading_20_2" text:outline-level="2">Requerimientos de software</text:h>
      <text:p text:style-name="P5"><text:span text:style-name="T2">Se requiere tener instalado:</text:span></text:p>
      <text:list xml:id="list464188892" text:style-name="L12">
        <text:list-item>
          <text:p text:style-name="P7"><text:span text:style-name="T2">libtinyxml</text:span></text:p>
        </text:list-item>
        <text:list-item>
          <text:p text:style-name="P11">php5</text:p>
        </text:list-item>
        <text:list-item>
          <text:p text:style-name="P11">cmake</text:p>
        </text:list-item>
        <text:list-item>
          <text:p text:style-name="P11">gtkmm-2.4</text:p>
          <text:p text:style-name="P11"/>
        </text:list-item>
      </text:list>
      <text:p text:style-name="Text_20_body">Opcional (para la generacion automatica de documentacion)</text:p>
      <text:list xml:id="list146614396" text:style-name="L11">
        <text:list-item>
          <text:p text:style-name="P10">doxygen</text:p>
        </text:list-item>
        <text:list-item>
          <text:p text:style-name="P10">graphviz</text:p>
        </text:list-item>
        <text:list-item>
          <text:p text:style-name="P10">dot2tex</text:p>
        </text:list-item>
      </text:list>
      <text:p text:style-name="Text_20_body">S.O.</text:p>
      <text:p text:style-name="Text_20_body">Probado con resultados positivos en Ubuntu 10.10, 11.04, 11.10.</text:p>
      <text:h text:style-name="Heading_20_2" text:outline-level="2">Descripción general</text:h>
      <text:p text:style-name="Text_20_body"/>
      <text:h text:style-name="Heading_20_2" text:outline-level="2">Descripción de los modulos</text:h>
      <text:p text:style-name="Text_20_body"/>
      <text:h text:style-name="Heading_20_2" text:outline-level="2">Programas intermedios y programas de prueba</text:h>
      <text:p text:style-name="Text_20_body">Mozilla Firebug</text:p>
      <text:p text:style-name="Text_20_body">WireShark</text:p>
      <text:p text:style-name="Text_20_body">Apache Web Server</text:p>
      <text:p text:style-name="Text_20_body"/>
      <text:h text:style-name="Heading_20_2" text:outline-level="2"><text:soft-page-break/>Código fuente</text:h>
      <text:p text:style-name="Text_20_body"/>
      <text:h text:style-name="Heading_20_1" text:outline-level="1">Manual de usuario</text:h>
      <text:h text:style-name="Heading_20_2" text:outline-level="2">Instalación</text:h>
      <text:p text:style-name="Text_20_body"/>
      <text:h text:style-name="Heading_20_3" text:outline-level="3">Requerimientos de software</text:h>
      <text:p text:style-name="P5"><text:span text:style-name="T2">Se requiere tener instalado:</text:span></text:p>
      <text:list xml:id="list1748017698" text:style-name="L9">
        <text:list-item>
          <text:p text:style-name="P6"><text:span text:style-name="T2">libtinyxml</text:span></text:p>
        </text:list-item>
        <text:list-item>
          <text:p text:style-name="P8">php5</text:p>
        </text:list-item>
        <text:list-item>
          <text:p text:style-name="P8">cmake</text:p>
        </text:list-item>
        <text:list-item>
          <text:p text:style-name="P8">gtkmm-2.4</text:p>
        </text:list-item>
      </text:list>
      <text:p text:style-name="Text_20_body"/>
      <text:p text:style-name="Text_20_body">Opcional (para la generacion automatica de documentacion)</text:p>
      <text:list xml:id="list1483400208" text:style-name="L10">
        <text:list-item>
          <text:p text:style-name="P9">doxygen</text:p>
        </text:list-item>
        <text:list-item>
          <text:p text:style-name="P9">graphviz</text:p>
        </text:list-item>
        <text:list-item>
          <text:p text:style-name="P9">dot2tex</text:p>
        </text:list-item>
      </text:list>
      <text:p text:style-name="Text_20_body">S.O.</text:p>
      <text:p text:style-name="Text_20_body">Probado en Ubuntu 10.10, 11.04, 11.10.</text:p>
      <text:h text:style-name="Heading_20_3" text:outline-level="3">Requerimientos de hardware</text:h>
      <text:h text:style-name="Heading_20_3" text:outline-level="3">Proceso de instalación</text:h>
      <text:p text:style-name="Text_20_body">Ver Mapache/Ayuda/‌instalacion.html </text:p>
      <text:h text:style-name="Heading_20_2" text:outline-level="2">Configuración</text:h>
      <text:p text:style-name="Text_20_body">Ver Mapache/Ayuda/configuracion.html</text:p>
      <text:h text:style-name="Heading_20_2" text:outline-level="2">Forma de uso</text:h>
      <text:p text:style-name="Text_20_body">Ver Mapache/Ayuda/control.html y Mapache/Ayuda/administracion.html</text:p>
      <text:h text:style-name="Heading_20_2" text:outline-level="2">Apéndices de error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, Helvetica, sans-serif"/>
    <style:font-face style:name="Georgia" svg:font-family="Georgia, 'Bitstream Charter', serif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11-24T16:23:42</meta:creation-date>
    <dc:date>2011-11-27T14:04:12</dc:date>
    <dc:creator>gus </dc:creator>
    <meta:editing-duration>PT3H11M31S</meta:editing-duration>
    <meta:editing-cycles>8</meta:editing-cycles>
    <meta:generator>LibreOffice/3.3$Linux LibreOffice_project/330m19$Build-401</meta:generator>
    <meta:document-statistic meta:table-count="1" meta:image-count="0" meta:object-count="0" meta:page-count="4" meta:paragraph-count="103" meta:word-count="513" meta:character-count="3599"/>
  </office:meta>
</office:document-meta>
</file>